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0f6" officeooo:paragraph-rsid="00119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Drone project google drive link- <text:s/><text:a xlink:type="simple" xlink:href="https://drive.google.com/drive/folders/1M_u9T9FoCY4p2GxTB6y-SXa_jMys6yN4?usp=sharing" text:style-name="Internet_20_link" text:visited-style-name="Visited_20_Internet_20_Link">https://drive.google.com/drive/folders/1M_u9T9FoCY4p2GxTB6y-SXa_jMys6yN4?usp=sharing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1:56:32.903918987</meta:creation-date>
    <dc:date>2021-07-02T22:01:27.499165025</dc:date>
    <meta:editing-duration>PT4M56S</meta:editing-duration>
    <meta:editing-cycles>1</meta:editing-cycles>
    <meta:document-statistic meta:table-count="0" meta:image-count="0" meta:object-count="0" meta:page-count="1" meta:paragraph-count="1" meta:word-count="6" meta:character-count="119" meta:non-whitespace-character-count="112"/>
    <meta:generator>LibreOffice/6.4.7.2$Linux_X86_64 LibreOffice_project/40$Build-2</meta:generator>
  </office:meta>
</office:document-meta>
</file>